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34b65" officeooo:paragraph-rsid="00134b65"/>
    </style:style>
    <style:style style:name="P2" style:family="paragraph" style:parent-style-name="Heading_20_1">
      <style:text-properties officeooo:rsid="00134b65" officeooo:paragraph-rsid="00134b65"/>
    </style:style>
    <style:style style:name="P3" style:family="paragraph" style:parent-style-name="Standard">
      <style:text-properties officeooo:rsid="00134b65" officeooo:paragraph-rsid="00134b65"/>
    </style:style>
    <style:style style:name="P4" style:family="paragraph" style:parent-style-name="Standard" style:list-style-name="L1">
      <style:text-properties officeooo:rsid="00145680" officeooo:paragraph-rsid="00145680"/>
    </style:style>
    <style:style style:name="P5" style:family="paragraph" style:parent-style-name="Standard" style:list-style-name="L1">
      <style:text-properties officeooo:paragraph-rsid="00145680"/>
    </style:style>
    <style:style style:name="P6" style:family="paragraph" style:parent-style-name="Standard" style:list-style-name="L1">
      <style:text-properties officeooo:rsid="001490b5" officeooo:paragraph-rsid="001490b5"/>
    </style:style>
    <style:style style:name="P7" style:family="paragraph" style:parent-style-name="Standard" style:list-style-name="L1">
      <style:text-properties officeooo:rsid="0016390d" officeooo:paragraph-rsid="0016390d"/>
    </style:style>
    <style:style style:name="P8" style:family="paragraph" style:parent-style-name="Standard" style:list-style-name="L1">
      <style:text-properties officeooo:rsid="0016deaa" officeooo:paragraph-rsid="0016deaa"/>
    </style:style>
    <style:style style:name="P9" style:family="paragraph" style:parent-style-name="Standard" style:list-style-name="L1">
      <style:text-properties officeooo:rsid="00183438" officeooo:paragraph-rsid="00183438"/>
    </style:style>
    <style:style style:name="P10" style:family="paragraph" style:parent-style-name="Standard" style:list-style-name="L1">
      <style:text-properties officeooo:rsid="001988b8" officeooo:paragraph-rsid="001988b8"/>
    </style:style>
    <style:style style:name="P11" style:family="paragraph" style:parent-style-name="Standard" style:list-style-name="L1">
      <style:text-properties officeooo:rsid="001acaec" officeooo:paragraph-rsid="001acaec"/>
    </style:style>
    <style:style style:name="P12" style:family="paragraph" style:parent-style-name="Standard" style:list-style-name="L1">
      <style:text-properties officeooo:rsid="001acaec" officeooo:paragraph-rsid="001c6b63"/>
    </style:style>
    <style:style style:name="P13" style:family="paragraph" style:parent-style-name="Standard" style:list-style-name="L1">
      <style:text-properties officeooo:rsid="001acaec" officeooo:paragraph-rsid="001e35e3"/>
    </style:style>
    <style:style style:name="P14" style:family="paragraph" style:parent-style-name="Standard" style:list-style-name="L1">
      <style:text-properties officeooo:rsid="001acaec" officeooo:paragraph-rsid="00209046"/>
    </style:style>
    <style:style style:name="P15" style:family="paragraph" style:parent-style-name="Standard" style:list-style-name="L1">
      <style:text-properties officeooo:rsid="001acaec" officeooo:paragraph-rsid="0021ddaa"/>
    </style:style>
    <style:style style:name="P16" style:family="paragraph" style:parent-style-name="Standard">
      <style:text-properties officeooo:rsid="001acaec" officeooo:paragraph-rsid="0021ddaa"/>
    </style:style>
    <style:style style:name="T1" style:family="text">
      <style:text-properties officeooo:rsid="00145680"/>
    </style:style>
    <style:style style:name="T2" style:family="text">
      <style:text-properties officeooo:rsid="001c6b63"/>
    </style:style>
    <style:style style:name="T3" style:family="text">
      <style:text-properties officeooo:rsid="001e35e3"/>
    </style:style>
    <style:style style:name="T4" style:family="text">
      <style:text-properties officeooo:rsid="00202701"/>
    </style:style>
    <style:style style:name="T5" style:family="text">
      <style:text-properties officeooo:rsid="00209046"/>
    </style:style>
    <style:style style:name="T6" style:family="text">
      <style:text-properties officeooo:rsid="0021ddaa"/>
    </style:style>
    <style:style style:name="T7" style:family="text">
      <style:text-properties officeooo:rsid="0021fe45"/>
    </style:style>
    <style:style style:name="T8" style:family="text">
      <style:text-properties officeooo:rsid="0022181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per Title:</text:p>
      <text:h text:style-name="P2" text:outline-level="1">NK-mediated antibody-dependent cell-mediated cytotoxicity in solid tumors: biological evidence and clinical perspectives</text:h>
      <text:p text:style-name="P1"/>
      <text:p text:style-name="P3">Abstract:</text:p>
      <text:p text:style-name="P3">The process of antibody-dependent cell-mediated cytotoxicity (ADCC) makes use of the innate immune cells providing antitumor cytotoxicity activated by antibodies linked to target cells. Natural killer (NK) cells are a small set of lymphocytes, but are considered the most important cells among those able to induce ADCC. They provoke innate immune responses and harmonise spontaneous cytotoxicity towards tumor and virus-infected cells. They are able to swiftly produce biochemical signals and cytokines so as to stimulate subsequent adaptive immune responses. Immunotherapeutics that target NK cells, augmenting their immune response, can cause the antitumor dynamics of the antibodies to be improved. The recent developments in the field of NK cell immunotherapy and genotypic factors which might affect patient responses to antibody-dependent immunotherapies are the main subject of this review, with a particular focus on the manipulations and strategies used to augment ADCC. In the next years combined treatment with monoclonal antibodies (mAbs) and immunomodulatory drugs will be an important part in antitumor therapy. The main challenge remains the difficulty in distinguishing in the clinical setting, between the target effect that many mAbs exert against specific cell membrane receptors and the ADCC effect that they too also can induce. Drugs able to activate NK cells, that are major actors in mAb-mediated ADCC, will improve the ADCC effect against tumors.</text:p>
      <text:p text:style-name="P3"/>
      <text:p text:style-name="P3">Notes:</text:p>
      <text:list xml:id="list3660671385" text:style-name="L1">
        <text:list-item>
          <text:p text:style-name="P5"><text:span text:style-name="T1">IgG1/IgG3 antibodies link any kind of FcgammaR</text:span></text:p>
        </text:list-item>
        <text:list-item>
          <text:p text:style-name="P4">Effector cells also have both activation/inhibition FcyR (apart from one cell lineage) but NK are the only ones with only activation receptors (FcyR IIIa and FcyR Iic)</text:p>
        </text:list-item>
        <text:list-item>
          <text:p text:style-name="P4">90% of NK cells <text:s/>are CD56dim cells and primarily negotiate cytotoxicity while 5-15% of NK cells are mostly for the production of cytokines.</text:p>
        </text:list-item>
        <text:list-item>
          <text:p text:style-name="P6">NK can only kill after they are rendered tolerant through interaction with naturally expressed MHC I molecules.</text:p>
        </text:list-item>
        <text:list-item>
          <text:p text:style-name="P6">ADCC now understood as a multi-tiered response involving other immune cells, in vivo model?</text:p>
        </text:list-item>
        <text:list-item>
          <text:p text:style-name="P6">NK cell activation has been shown to provoke ffnctions akin to those of a memory cell.</text:p>
        </text:list-item>
        <text:list-item>
          <text:p text:style-name="P6">ADCC requires mainly NK effector cell</text:p>
        </text:list-item>
        <text:list-item>
          <text:p text:style-name="P7">Fc is dominant component in in vivo host responses</text:p>
        </text:list-item>
        <text:list-item>
          <text:p text:style-name="P7">Studies show that anti-tumour activity of speciifc mABs is linked to high affinity FcRs genotypes</text:p>
        </text:list-item>
        <text:list-item>
          <text:p text:style-name="P7">mABs now regarded as immunomodulatory molecules able to recruit Fc-receptor – expressing innate immune cells. Able to bring about a more log term adaptive immune response.</text:p>
        </text:list-item>
        <text:list-item>
          <text:p text:style-name="P8">Some mAB therapies also involve dendritic cells in the ADCC response.</text:p>
        </text:list-item>
        <text:list-item>
          <text:p text:style-name="P9">For cetuximab, data shows there is a direct correlation between the receptor density of the target cell and and ADCC intensity</text:p>
        </text:list-item>
        <text:list-item>
          <text:p text:style-name="P10">FcyR loss after activation mediated by MMPs</text:p>
        </text:list-item>
        <text:list-item>
          <text:p text:style-name="P11">ADCC potency can be descreased by PD-1 and associate ligands</text:p>
        </text:list-item>
        <text:list-item>
          <text:p text:style-name="P12">clinical trials are under way for NKG2A inhibitors, <text:s/>a HLA-E binding inhibitory receptor.</text:p>
        </text:list-item>
        <text:list-item>
          <text:p text:style-name="P13"><text:soft-page-break/><text:span text:style-name="T2">Anti CD27 therapies greatly increase ADCC potency</text:span></text:p>
        </text:list-item>
        <text:list-item>
          <text:p text:style-name="P13"><text:span text:style-name="T3">ex vivo activation of NK cells and subsequent implantation into patients is a potential therapy option</text:span></text:p>
        </text:list-item>
        <text:list-item>
          <text:p text:style-name="P14"><text:span text:style-name="T3">bispecific antibodies that can also bind to FcyR IIIa </text:span><text:span text:style-name="T4">showed greater cytotoxicity than conventional antibodies that didnt</text:span></text:p>
        </text:list-item>
        <text:list-item>
          <text:p text:style-name="P15"><text:span text:style-name="T5">intratumoral NK may cluster together</text:span></text:p>
        </text:list-item>
        <text:list-item>
          <text:p text:style-name="P15"><text:span text:style-name="T6">distinguish between adcc effect and target cell membrane effect.</text:span></text:p>
          <text:p text:style-name="P15"/>
        </text:list-item>
      </text:list>
      <text:p text:style-name="P16"/>
      <text:p text:style-name="P16"><text:span text:style-name="T6">Summary:</text:span></text:p>
      <text:p text:style-name="P16"><text:span text:style-name="T6">This paper gives an overview of NK cell biology with a focus on <text:s/>ADCC and also goes into detail how ADCC can be enhanced with other drugs. </text:span><text:span text:style-name="T7">Explanaation is given on how NK cells can also be interpreted as adaptive immunity and how their activation can recruit other immune cells, some NK cells are better at recruiting other immune cells than cytotoxicity but these only represent a small fractio of the total NK cell population.</text:span> <text:span text:style-name="T7">High affinity FcRs correlate with anti tumour activity of mABs, put this in equation and see if it is attributed to ADCC? <text:s/>A paragraph on using ADCC as a predictors of a clinical outcomes is then given. Nexta lot of detail is given on enhancing ADCC including receptor affinity, combinging with radiotherapy and combining with different drugs and inhibitors. </text:span><text:span text:style-name="T8">Interesting points are brought up about ex vivo activation of NK cells and distingusihing between NK killing through ADCC and the NK cell being activated by other receptors on the target ce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7:29:26.582456206</meta:creation-date>
    <dc:date>2022-03-22T12:04:40.623299647</dc:date>
    <meta:editing-duration>PT2M49S</meta:editing-duration>
    <meta:editing-cycles>1</meta:editing-cycles>
    <meta:document-statistic meta:table-count="0" meta:image-count="0" meta:object-count="0" meta:page-count="2" meta:paragraph-count="28" meta:word-count="695" meta:character-count="4382" meta:non-whitespace-character-count="3730"/>
    <meta:generator>LibreOffice/6.4.7.2$Linux_X86_64 LibreOffice_project/40$Build-2</meta:generator>
  </office:meta>
</office:document-meta>
</file>